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)" style:num-format="1">
        <style:list-level-properties text:space-before="0.2958in" text:min-label-width="0.25in"/>
      </text:list-level-style-number>
      <text:list-level-style-number text:level="2" style:num-suffix="." style:num-format="a" style:num-letter-sync="true">
        <style:list-level-properties text:space-before="0.7958in" text:min-label-width="0.25in"/>
      </text:list-level-style-number>
      <text:list-level-style-number text:level="3" style:num-suffix="." style:num-format="i">
        <style:list-level-properties fo:text-align="end" text:space-before="1.4201in" text:min-label-width="0.125in"/>
      </text:list-level-style-number>
      <text:list-level-style-number text:level="4" style:num-suffix="." style:num-format="1">
        <style:list-level-properties text:space-before="1.7958in" text:min-label-width="0.25in"/>
      </text:list-level-style-number>
      <text:list-level-style-number text:level="5" style:num-suffix="." style:num-format="a" style:num-letter-sync="true">
        <style:list-level-properties text:space-before="2.2958in" text:min-label-width="0.25in"/>
      </text:list-level-style-number>
      <text:list-level-style-number text:level="6" style:num-suffix="." style:num-format="i">
        <style:list-level-properties fo:text-align="end" text:space-before="2.9201in" text:min-label-width="0.125in"/>
      </text:list-level-style-number>
      <text:list-level-style-number text:level="7" style:num-suffix="." style:num-format="1">
        <style:list-level-properties text:space-before="3.2958in" text:min-label-width="0.25in"/>
      </text:list-level-style-number>
      <text:list-level-style-number text:level="8" style:num-suffix="." style:num-format="a" style:num-letter-sync="true">
        <style:list-level-properties text:space-before="3.7958in" text:min-label-width="0.25in"/>
      </text:list-level-style-number>
      <text:list-level-style-number text:level="9" style:num-suffix="." style:num-format="i">
        <style:list-level-properties fo:text-align="end" text:space-before="4.4201in" text:min-label-width="0.125in"/>
      </text:list-level-style-number>
    </text:list-style>
    <style:style style:name="P1" style:parent-style-name="Обычный" style:master-page-name="MP0" style:family="paragraph">
      <style:paragraph-properties fo:break-before="page" fo:text-align="center" fo:margin-bottom="0in"/>
      <style:text-properties fo:font-weight="bold" style:font-weight-asian="bold" fo:font-size="14pt" style:font-size-asian="14pt" style:font-size-complex="14pt" fo:hyphenate="true"/>
    </style:style>
    <style:style style:name="P13" style:parent-style-name="Обычный" style:family="paragraph">
      <style:paragraph-properties fo:text-align="justify" fo:margin-bottom="0in"/>
      <style:text-properties fo:font-weight="bold" style:font-weight-asian="bold" fo:font-size="14pt" style:font-size-asian="14pt" style:font-size-complex="14pt" fo:hyphenate="true"/>
    </style:style>
    <style:style style:name="P14" style:parent-style-name="Обычный" style:family="paragraph">
      <style:paragraph-properties fo:text-align="end" fo:margin-bottom="0in"/>
      <style:text-properties fo:font-size="14pt" style:font-size-asian="14pt" style:font-size-complex="14pt" fo:hyphenate="true"/>
    </style:style>
    <style:style style:name="P15" style:parent-style-name="Абзацсписка" style:family="paragraph">
      <style:paragraph-properties fo:text-align="justify" fo:margin-bottom="0in"/>
      <style:text-properties fo:hyphenate="true"/>
    </style:style>
    <style:style style:name="T16" style:parent-style-name="Гиперссылка" style:family="text">
      <style:text-properties fo:font-size="14pt" style:font-size-asian="14pt" style:font-size-complex="14pt"/>
    </style:style>
    <style:style style:name="T17" style:parent-style-name="Гиперссылка" style:family="text">
      <style:text-properties fo:font-size="14pt" style:font-size-asian="14pt" style:font-size-complex="14pt"/>
    </style:style>
    <style:style style:name="T18" style:parent-style-name="Гиперссылка" style:family="text">
      <style:text-properties fo:font-size="14pt" style:font-size-asian="14pt" style:font-size-complex="14pt"/>
    </style:style>
    <style:style style:name="T19" style:parent-style-name="Гиперссылка" style:family="text">
      <style:text-properties fo:font-size="14pt" style:font-size-asian="14pt" style:font-size-complex="14pt"/>
    </style:style>
    <style:style style:name="T20" style:parent-style-name="Гиперссылка" style:family="text">
      <style:text-properties fo:font-size="14pt" style:font-size-asian="14pt" style:font-size-complex="14pt"/>
    </style:style>
    <style:style style:name="P21" style:parent-style-name="Абзацсписка" style:family="paragraph">
      <style:paragraph-properties fo:text-align="justify" fo:margin-bottom="0in"/>
      <style:text-properties fo:hyphenate="true"/>
    </style:style>
    <style:style style:name="T22" style:parent-style-name="Гиперссылка" style:family="text">
      <style:text-properties fo:font-size="14pt" style:font-size-asian="14pt" style:font-size-complex="14pt"/>
    </style:style>
    <style:style style:name="T23" style:parent-style-name="Гиперссылка" style:family="text">
      <style:text-properties fo:font-size="14pt" style:font-size-asian="14pt" style:font-size-complex="14pt"/>
    </style:style>
    <style:style style:name="T24" style:parent-style-name="Гиперссылка" style:family="text">
      <style:text-properties fo:font-size="14pt" style:font-size-asian="14pt" style:font-size-complex="14pt"/>
    </style:style>
    <style:style style:name="T25" style:parent-style-name="Гиперссылка" style:family="text">
      <style:text-properties fo:font-size="14pt" style:font-size-asian="14pt" style:font-size-complex="14pt"/>
    </style:style>
    <style:style style:name="T26" style:parent-style-name="Гиперссылка" style:family="text">
      <style:text-properties fo:font-size="14pt" style:font-size-asian="14pt" style:font-size-complex="14pt"/>
    </style:style>
    <style:style style:name="P27" style:parent-style-name="Обычный" style:family="paragraph">
      <style:paragraph-properties fo:break-before="page" fo:text-align="justify"/>
      <style:text-properties fo:font-weight="bold" style:font-weight-asian="bold" fo:font-size="14pt" style:font-size-asian="14pt" style:font-size-complex="14pt" fo:hyphenate="true"/>
    </style:style>
    <style:style style:name="P28" style:parent-style-name="Обычный" style:family="paragraph">
      <style:paragraph-properties fo:text-align="center" fo:margin-bottom="0in"/>
      <style:text-properties fo:font-weight="bold" style:font-weight-asian="bold" fo:font-size="14pt" style:font-size-asian="14pt" style:font-size-complex="14pt"/>
    </style:style>
    <style:style style:name="P29" style:parent-style-name="Обычный" style:family="paragraph">
      <style:paragraph-properties fo:text-align="justify" fo:margin-bottom="0in"/>
      <style:text-properties fo:font-size="14pt" style:font-size-asian="14pt" style:font-size-complex="14pt"/>
    </style:style>
    <style:style style:name="P30" style:parent-style-name="Обычный" style:family="paragraph">
      <style:paragraph-properties fo:text-align="justify" fo:margin-bottom="0in" fo:text-indent="0.2958in"/>
      <style:text-properties fo:hyphenate="true"/>
    </style:style>
    <style:style style:name="T31" style:parent-style-name="Основнойшрифтабзаца" style:family="text">
      <style:text-properties fo:font-size="14pt" style:font-size-asian="14pt" style:font-size-complex="14pt"/>
    </style:style>
    <style:style style:name="T32" style:parent-style-name="Основнойшрифтабзаца" style:family="text">
      <style:text-properties fo:font-size="14pt" style:font-size-asian="14pt" style:font-size-complex="14pt"/>
    </style:style>
    <style:style style:name="T33" style:parent-style-name="Основнойшрифтабзаца" style:family="text">
      <style:text-properties fo:font-size="14pt" style:font-size-asian="14pt" style:font-size-complex="14pt"/>
    </style:style>
    <style:style style:name="T3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5" style:parent-style-name="Основнойшрифтабзаца" style:family="text">
      <style:text-properties fo:font-size="14pt" style:font-size-asian="14pt" style:font-size-complex="14pt"/>
    </style:style>
    <style:style style:name="T36" style:parent-style-name="Основнойшрифтабзаца" style:family="text">
      <style:text-properties fo:font-size="14pt" style:font-size-asian="14pt" style:font-size-complex="14pt"/>
    </style:style>
    <style:style style:name="T37" style:parent-style-name="Основнойшрифтабзаца" style:family="text">
      <style:text-properties fo:font-size="14pt" style:font-size-asian="14pt" style:font-size-complex="14pt"/>
    </style:style>
    <style:style style:name="T3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9" style:parent-style-name="Основнойшрифтабзаца" style:family="text">
      <style:text-properties fo:font-size="14pt" style:font-size-asian="14pt" style:font-size-complex="14pt"/>
    </style:style>
    <style:style style:name="P40" style:parent-style-name="Обычный" style:family="paragraph">
      <style:paragraph-properties fo:text-align="justify" fo:margin-bottom="0in" fo:text-indent="0.2958in"/>
      <style:text-properties fo:font-size="14pt" style:font-size-asian="14pt" style:font-size-complex="14pt" fo:hyphenate="true"/>
    </style:style>
    <style:style style:name="P41" style:parent-style-name="Абзацсписка" style:list-style-name="LFO1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42" style:parent-style-name="Абзацсписка" style:list-style-name="LFO1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43" style:parent-style-name="Абзацсписка" style:list-style-name="LFO1" style:family="paragraph">
      <style:paragraph-properties fo:text-align="justify" fo:margin-bottom="0in"/>
      <style:text-properties fo:hyphenate="true"/>
    </style:style>
    <style:style style:name="T44" style:parent-style-name="Основнойшрифтабзаца" style:family="text">
      <style:text-properties fo:font-size="14pt" style:font-size-asian="14pt" style:font-size-complex="14pt"/>
    </style:style>
    <style:style style:name="T45" style:parent-style-name="Основнойшрифтабзаца" style:family="text">
      <style:text-properties fo:font-size="14pt" style:font-size-asian="14pt" style:font-size-complex="14pt"/>
    </style:style>
    <style:style style:name="T46" style:parent-style-name="Основнойшрифтабзаца" style:family="text">
      <style:text-properties fo:font-size="14pt" style:font-size-asian="14pt" style:font-size-complex="14pt"/>
    </style:style>
    <style:style style:name="T47" style:parent-style-name="Основнойшрифтабзаца" style:family="text">
      <style:text-properties fo:font-size="14pt" style:font-size-asian="14pt" style:font-size-complex="14pt"/>
    </style:style>
    <style:style style:name="P48" style:parent-style-name="Обычный" style:family="paragraph">
      <style:paragraph-properties fo:text-align="justify" fo:margin-bottom="0in" fo:text-indent="0.2958in"/>
      <style:text-properties fo:font-size="14pt" style:font-size-asian="14pt" style:font-size-complex="14pt" fo:hyphenate="true"/>
    </style:style>
    <style:style style:name="P49" style:parent-style-name="Обычный" style:family="paragraph">
      <style:paragraph-properties fo:text-align="justify" fo:margin-bottom="0in" fo:text-indent="0.2958in"/>
      <style:text-properties fo:hyphenate="true"/>
    </style:style>
    <style:style style:name="T50" style:parent-style-name="Основнойшрифтабзаца" style:family="text">
      <style:text-properties fo:font-size="14pt" style:font-size-asian="14pt" style:font-size-complex="14pt"/>
    </style:style>
    <style:style style:name="T5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2" style:parent-style-name="Основнойшрифтабзаца" style:family="text">
      <style:text-properties fo:font-size="14pt" style:font-size-asian="14pt" style:font-size-complex="14pt"/>
    </style:style>
    <style:style style:name="T53" style:parent-style-name="Основнойшрифтабзаца" style:family="text">
      <style:text-properties fo:font-size="14pt" style:font-size-asian="14pt" style:font-size-complex="14pt"/>
    </style:style>
    <style:style style:name="T54" style:parent-style-name="Основнойшрифтабзаца" style:family="text">
      <style:text-properties fo:font-size="14pt" style:font-size-asian="14pt" style:font-size-complex="14pt"/>
    </style:style>
    <style:style style:name="T5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6" style:parent-style-name="Основнойшрифтабзаца" style:family="text">
      <style:text-properties fo:font-size="14pt" style:font-size-asian="14pt" style:font-size-complex="14pt"/>
    </style:style>
    <style:style style:name="T5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8" style:parent-style-name="Основнойшрифтабзаца" style:family="text">
      <style:text-properties fo:font-size="14pt" style:font-size-asian="14pt" style:font-size-complex="14pt"/>
    </style:style>
    <style:style style:name="P59" style:parent-style-name="Обычный" style:family="paragraph">
      <style:paragraph-properties fo:text-align="justify" fo:margin-bottom="0in" fo:text-indent="0.2958in"/>
      <style:text-properties fo:font-size="14pt" style:font-size-asian="14pt" style:font-size-complex="14pt" fo:hyphenate="true"/>
    </style:style>
    <style:style style:name="P60" style:parent-style-name="Обычный" style:family="paragraph">
      <style:paragraph-properties fo:text-align="justify" fo:margin-bottom="0in" fo:text-indent="0.2958in"/>
      <style:text-properties fo:hyphenate="true"/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T62" style:parent-style-name="Основнойшрифтабзаца" style:family="text">
      <style:text-properties fo:font-size="14pt" style:font-size-asian="14pt" style:font-size-complex="14pt"/>
    </style:style>
    <style:style style:name="T63" style:parent-style-name="Основнойшрифтабзаца" style:family="text">
      <style:text-properties fo:font-size="14pt" style:font-size-asian="14pt" style:font-size-complex="14pt"/>
    </style:style>
    <style:style style:name="T64" style:parent-style-name="Основнойшрифтабзаца" style:family="text">
      <style:text-properties fo:font-size="14pt" style:font-size-asian="14pt" style:font-size-complex="14pt"/>
    </style:style>
    <style:style style:name="T65" style:parent-style-name="Основнойшрифтабзаца" style:family="text">
      <style:text-properties fo:font-size="14pt" style:font-size-asian="14pt" style:font-size-complex="14pt"/>
    </style:style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T6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P69" style:parent-style-name="Обычный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70" style:parent-style-name="Обычный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71" style:parent-style-name="Обычный" style:family="paragraph">
      <style:paragraph-properties fo:text-align="justify" fo:margin-bottom="0in" fo:text-indent="0.2958in"/>
      <style:text-properties fo:hyphenate="true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P73" style:parent-style-name="Обычный" style:family="paragraph">
      <style:paragraph-properties fo:text-align="justify" fo:margin-bottom="0in" fo:text-indent="0.2958in"/>
      <style:text-properties fo:hyphenate="true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T75" style:parent-style-name="Основнойшрифтабзаца" style:family="text">
      <style:text-properties fo:font-size="14pt" style:font-size-asian="14pt" style:font-size-complex="14pt"/>
    </style:style>
    <style:style style:name="T76" style:parent-style-name="Основнойшрифтабзаца" style:family="text">
      <style:text-properties fo:font-size="14pt" style:font-size-asian="14pt" style:font-size-complex="14pt"/>
    </style:style>
    <style:style style:name="T77" style:parent-style-name="Основнойшрифтабзаца" style:family="text">
      <style:text-properties fo:font-size="14pt" style:font-size-asian="14pt" style:font-size-complex="14pt"/>
    </style:style>
    <style:style style:name="T78" style:parent-style-name="Гиперссылка" style:family="text">
      <style:text-properties fo:font-size="14pt" style:font-size-asian="14pt" style:font-size-complex="14pt"/>
    </style:style>
    <style:style style:name="T79" style:parent-style-name="Гиперссылка" style:family="text">
      <style:text-properties fo:font-size="14pt" style:font-size-asian="14pt" style:font-size-complex="14pt" fo:language="en" fo:country="US"/>
    </style:style>
    <style:style style:name="P80" style:parent-style-name="Обычный" style:family="paragraph">
      <style:paragraph-properties fo:break-before="page" fo:text-align="justify"/>
      <style:text-properties fo:hyphenate="true"/>
    </style:style>
    <style:style style:name="P81" style:parent-style-name="Обычный" style:family="paragraph">
      <style:paragraph-properties fo:text-align="center" fo:margin-bottom="0in"/>
      <style:text-properties fo:font-weight="bold" style:font-weight-asian="bold" fo:font-size="14pt" style:font-size-asian="14pt" style:font-size-complex="14pt" fo:hyphenate="true"/>
    </style:style>
    <style:style style:name="P82" style:parent-style-name="Обычный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83" style:parent-style-name="Обычный" style:family="paragraph">
      <style:paragraph-properties fo:text-align="justify" fo:margin-bottom="0in"/>
      <style:text-properties fo:hyphenate="true"/>
    </style:style>
    <style:style style:name="T84" style:parent-style-name="Основнойшрифтабзаца" style:family="text">
      <style:text-properties fo:font-size="14pt" style:font-size-asian="14pt" style:font-size-complex="14pt"/>
    </style:style>
    <style:style style:name="T85" style:parent-style-name="Основнойшрифтабзаца" style:family="text">
      <style:text-properties fo:text-transform="uppercase" fo:font-size="14pt" style:font-size-asian="14pt" style:font-size-complex="14pt"/>
    </style:style>
    <style:style style:name="T86" style:parent-style-name="Основнойшрифтабзаца" style:family="text">
      <style:text-properties fo:font-size="14pt" style:font-size-asian="14pt" style:font-size-complex="14pt"/>
    </style:style>
    <style:style style:name="T8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8" style:parent-style-name="Основнойшрифтабзаца" style:family="text">
      <style:text-properties fo:font-size="14pt" style:font-size-asian="14pt" style:font-size-complex="14pt"/>
    </style:style>
    <style:style style:name="T8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0" style:parent-style-name="Основнойшрифтабзаца" style:family="text">
      <style:text-properties fo:font-size="14pt" style:font-size-asian="14pt" style:font-size-complex="14pt"/>
    </style:style>
    <style:style style:name="P91" style:parent-style-name="Обычный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92" style:parent-style-name="Обычный" style:family="paragraph">
      <style:paragraph-properties fo:text-align="justify" fo:margin-bottom="0in"/>
      <style:text-properties fo:hyphenate="true"/>
    </style:style>
    <style:style style:name="T93" style:parent-style-name="Основнойшрифтабзаца" style:family="text">
      <style:text-properties fo:font-size="14pt" style:font-size-asian="14pt" style:font-size-complex="14pt"/>
    </style:style>
    <style:style style:name="T9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5" style:parent-style-name="Основнойшрифтабзаца" style:family="text">
      <style:text-properties fo:font-size="14pt" style:font-size-asian="14pt" style:font-size-complex="14pt"/>
    </style:style>
    <style:style style:name="T9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7" style:parent-style-name="Основнойшрифтабзаца" style:family="text">
      <style:text-properties fo:font-size="14pt" style:font-size-asian="14pt" style:font-size-complex="14pt"/>
    </style:style>
    <style:style style:name="T9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9" style:parent-style-name="Основнойшрифтабзаца" style:family="text">
      <style:text-properties fo:font-size="14pt" style:font-size-asian="14pt" style:font-size-complex="14pt"/>
    </style:style>
    <style:style style:name="P100" style:parent-style-name="Обычный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101" style:parent-style-name="Обычный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102" style:parent-style-name="Обычный" style:family="paragraph">
      <style:paragraph-properties fo:text-align="justify" fo:margin-bottom="0in" fo:text-indent="0.4916in"/>
      <style:text-properties fo:hyphenate="true"/>
    </style:style>
    <style:style style:name="T103" style:parent-style-name="Основнойшрифтабзаца" style:family="text">
      <style:text-properties fo:font-size="14pt" style:font-size-asian="14pt" style:font-size-complex="14pt"/>
    </style:style>
    <style:style style:name="T104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T105" style:parent-style-name="Основнойшрифтабзаца" style:family="text">
      <style:text-properties fo:font-size="14pt" style:font-size-asian="14pt" style:font-size-complex="14pt"/>
    </style:style>
    <style:style style:name="P106" style:parent-style-name="Обычный" style:family="paragraph">
      <style:paragraph-properties fo:text-align="justify" fo:margin-bottom="0in" fo:text-indent="0.4916in"/>
      <style:text-properties fo:hyphenate="true"/>
    </style:style>
    <style:style style:name="T107" style:parent-style-name="Основнойшрифтабзаца" style:family="text">
      <style:text-properties fo:font-size="14pt" style:font-size-asian="14pt" style:font-size-complex="14pt"/>
    </style:style>
    <style:style style:name="T108" style:parent-style-name="Основнойшрифтабзаца" style:family="text">
      <style:text-properties fo:font-size="14pt" style:font-size-asian="14pt" style:font-size-complex="14pt"/>
    </style:style>
    <style:style style:name="P109" style:parent-style-name="Обычный" style:family="paragraph">
      <style:paragraph-properties fo:text-align="justify" fo:margin-bottom="0in" fo:text-indent="0.4916in"/>
      <style:text-properties fo:font-size="14pt" style:font-size-asian="14pt" style:font-size-complex="14pt" fo:hyphenate="true"/>
    </style:style>
    <style:style style:name="P110" style:parent-style-name="Обычный" style:family="paragraph">
      <style:paragraph-properties fo:text-align="justify" fo:margin-bottom="0in" fo:text-indent="0.4916in"/>
      <style:text-properties fo:hyphenate="true"/>
    </style:style>
    <style:style style:name="T111" style:parent-style-name="Основнойшрифтабзаца" style:family="text">
      <style:text-properties fo:font-size="14pt" style:font-size-asian="14pt" style:font-size-complex="14pt"/>
    </style:style>
    <style:style style:name="T11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3" style:parent-style-name="Основнойшрифтабзаца" style:family="text">
      <style:text-properties fo:font-size="14pt" style:font-size-asian="14pt" style:font-size-complex="14pt"/>
    </style:style>
    <style:style style:name="T11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5" style:parent-style-name="Основнойшрифтабзаца" style:family="text">
      <style:text-properties fo:font-size="14pt" style:font-size-asian="14pt" style:font-size-complex="14pt"/>
    </style:style>
    <style:style style:name="T11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7" style:parent-style-name="Основнойшрифтабзаца" style:family="text">
      <style:text-properties fo:font-size="14pt" style:font-size-asian="14pt" style:font-size-complex="14pt"/>
    </style:style>
    <style:style style:name="T11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9" style:parent-style-name="Основнойшрифтабзаца" style:family="text">
      <style:text-properties fo:font-size="14pt" style:font-size-asian="14pt" style:font-size-complex="14pt"/>
    </style:style>
    <style:style style:name="T120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T121" style:parent-style-name="Основнойшрифтабзаца" style:family="text">
      <style:text-properties fo:font-size="14pt" style:font-size-asian="14pt" style:font-size-complex="14pt"/>
    </style:style>
    <style:style style:name="P122" style:parent-style-name="Обычный" style:family="paragraph">
      <style:paragraph-properties fo:text-align="justify" fo:margin-bottom="0in" fo:text-indent="0.4916in"/>
      <style:text-properties fo:font-size="14pt" style:font-size-asian="14pt" style:font-size-complex="14pt" fo:hyphenate="true"/>
    </style:style>
    <style:style style:name="P123" style:parent-style-name="Обычный" style:family="paragraph">
      <style:paragraph-properties fo:text-align="justify" fo:margin-bottom="0in" fo:text-indent="0.4916in"/>
      <style:text-properties fo:font-size="14pt" style:font-size-asian="14pt" style:font-size-complex="14pt" fo:hyphenate="true"/>
    </style:style>
    <style:style style:name="P124" style:parent-style-name="Обычный" style:family="paragraph">
      <style:paragraph-properties fo:text-align="justify" fo:margin-bottom="0in" fo:text-indent="0.4916in"/>
      <style:text-properties fo:hyphenate="true"/>
    </style:style>
    <style:style style:name="T125" style:parent-style-name="Основнойшрифтабзаца" style:family="text">
      <style:text-properties fo:font-size="14pt" style:font-size-asian="14pt" style:font-size-complex="14pt"/>
    </style:style>
    <style:style style:name="T12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7" style:parent-style-name="Основнойшрифтабзаца" style:family="text">
      <style:text-properties fo:font-size="14pt" style:font-size-asian="14pt" style:font-size-complex="14pt"/>
    </style:style>
    <style:style style:name="P128" style:parent-style-name="Обычный" style:family="paragraph">
      <style:paragraph-properties fo:text-align="justify" fo:margin-bottom="0in" fo:text-indent="0.4916in"/>
      <style:text-properties fo:hyphenate="true"/>
    </style:style>
    <style:style style:name="T129" style:parent-style-name="Основнойшрифтабзаца" style:family="text">
      <style:text-properties fo:font-size="14pt" style:font-size-asian="14pt" style:font-size-complex="14pt"/>
    </style:style>
    <style:style style:name="T13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31" style:parent-style-name="Обычный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132" style:parent-style-name="Обычный" style:family="paragraph">
      <style:paragraph-properties fo:text-align="justify" fo:margin-bottom="0in"/>
      <style:text-properties fo:hyphenate="true"/>
    </style:style>
    <style:style style:name="T133" style:parent-style-name="Основнойшрифтабзаца" style:family="text">
      <style:text-properties fo:font-size="14pt" style:font-size-asian="14pt" style:font-size-complex="14pt"/>
    </style:style>
    <style:style style:name="P134" style:parent-style-name="Обычный" style:family="paragraph">
      <style:paragraph-properties fo:text-align="justify" fo:margin-bottom="0in" fo:text-indent="0.4923in"/>
      <style:text-properties fo:font-size="14pt" style:font-size-asian="14pt" style:font-size-complex="14pt" fo:hyphenate="true"/>
    </style:style>
    <style:style style:name="P135" style:parent-style-name="Обычный" style:family="paragraph">
      <style:paragraph-properties fo:text-align="justify" fo:margin-bottom="0in" fo:text-indent="0.4923in"/>
      <style:text-properties fo:hyphenate="true"/>
    </style:style>
    <style:style style:name="T136" style:parent-style-name="Основнойшрифтабзаца" style:family="text">
      <style:text-properties fo:font-size="14pt" style:font-size-asian="14pt" style:font-size-complex="14pt"/>
    </style:style>
    <style:style style:name="T13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8" style:parent-style-name="Основнойшрифтабзаца" style:family="text">
      <style:text-properties fo:font-size="14pt" style:font-size-asian="14pt" style:font-size-complex="14pt"/>
    </style:style>
    <style:style style:name="T13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0" style:parent-style-name="Основнойшрифтабзаца" style:family="text">
      <style:text-properties fo:font-size="14pt" style:font-size-asian="14pt" style:font-size-complex="14pt"/>
    </style:style>
    <style:style style:name="T14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2" style:parent-style-name="Основнойшрифтабзаца" style:family="text">
      <style:text-properties fo:font-size="14pt" style:font-size-asian="14pt" style:font-size-complex="14pt"/>
    </style:style>
    <style:style style:name="P143" style:parent-style-name="Обычный" style:family="paragraph">
      <style:paragraph-properties fo:text-align="justify" fo:margin-bottom="0in" fo:text-indent="0.4923in"/>
      <style:text-properties fo:hyphenate="true"/>
    </style:style>
    <style:style style:name="T144" style:parent-style-name="Основнойшрифтабзаца" style:family="text">
      <style:text-properties fo:font-size="14pt" style:font-size-asian="14pt" style:font-size-complex="14pt"/>
    </style:style>
    <style:style style:name="T14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46" style:parent-style-name="Обычный" style:family="paragraph">
      <style:paragraph-properties fo:text-align="justify" fo:margin-bottom="0in" fo:text-indent="0.4923in"/>
      <style:text-properties fo:font-size="14pt" style:font-size-asian="14pt" style:font-size-complex="14pt" fo:hyphenate="true"/>
    </style:style>
    <style:style style:name="P147" style:parent-style-name="Обычный" style:family="paragraph">
      <style:paragraph-properties fo:text-align="justify" fo:margin-bottom="0in" fo:text-indent="0.4923in"/>
      <style:text-properties fo:font-size="14pt" style:font-size-asian="14pt" style:font-size-complex="14pt" fo:hyphenate="true"/>
    </style:style>
    <style:style style:name="P148" style:parent-style-name="Обычный" style:family="paragraph">
      <style:paragraph-properties fo:text-align="justify" fo:margin-bottom="0in" fo:text-indent="0.4923in"/>
      <style:text-properties fo:hyphenate="true"/>
    </style:style>
    <style:style style:name="T149" style:parent-style-name="Основнойшрифтабзаца" style:family="text">
      <style:text-properties fo:font-size="14pt" style:font-size-asian="14pt" style:font-size-complex="14pt"/>
    </style:style>
    <style:style style:name="T15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1" style:parent-style-name="Основнойшрифтабзаца" style:family="text">
      <style:text-properties fo:font-size="14pt" style:font-size-asian="14pt" style:font-size-complex="14pt"/>
    </style:style>
    <style:style style:name="T15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53" style:parent-style-name="Обычный" style:family="paragraph">
      <style:paragraph-properties fo:text-align="justify" fo:margin-bottom="0in" fo:text-indent="0.4923in"/>
      <style:text-properties fo:hyphenate="true"/>
    </style:style>
    <style:style style:name="T154" style:parent-style-name="Основнойшрифтабзаца" style:family="text">
      <style:text-properties fo:font-size="14pt" style:font-size-asian="14pt" style:font-size-complex="14pt"/>
    </style:style>
    <style:style style:name="T15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6" style:parent-style-name="Основнойшрифтабзаца" style:family="text">
      <style:text-properties fo:font-size="14pt" style:font-size-asian="14pt" style:font-size-complex="14pt"/>
    </style:style>
    <style:style style:name="T157" style:parent-style-name="Основнойшрифтабзаца" style:family="text">
      <style:text-properties fo:font-size="14pt" style:font-size-asian="14pt" style:font-size-complex="14pt"/>
    </style:style>
    <style:style style:name="T158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P159" style:parent-style-name="Обычный" style:family="paragraph">
      <style:paragraph-properties fo:text-align="justify" fo:margin-bottom="0in" fo:text-indent="0.4923in"/>
      <style:text-properties fo:font-size="14pt" style:font-size-asian="14pt" style:font-size-complex="14pt" fo:hyphenate="true"/>
    </style:style>
    <style:style style:name="P160" style:parent-style-name="Обычный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161" style:parent-style-name="Обычный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162" style:parent-style-name="Обычный" style:family="paragraph">
      <style:paragraph-properties fo:text-align="justify" fo:margin-bottom="0in" fo:text-indent="0.4923in"/>
      <style:text-properties fo:hyphenate="true"/>
    </style:style>
    <style:style style:name="T163" style:parent-style-name="Основнойшрифтабзаца" style:family="text">
      <style:text-properties fo:font-size="14pt" style:font-size-asian="14pt" style:font-size-complex="14pt"/>
    </style:style>
    <style:style style:name="T16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5" style:parent-style-name="Основнойшрифтабзаца" style:family="text">
      <style:text-properties fo:font-size="14pt" style:font-size-asian="14pt" style:font-size-complex="14pt"/>
    </style:style>
    <style:style style:name="T16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7" style:parent-style-name="Основнойшрифтабзаца" style:family="text">
      <style:text-properties fo:font-size="14pt" style:font-size-asian="14pt" style:font-size-complex="14pt"/>
    </style:style>
    <style:style style:name="T16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9" style:parent-style-name="Основнойшрифтабзаца" style:family="text">
      <style:text-properties fo:font-size="14pt" style:font-size-asian="14pt" style:font-size-complex="14pt"/>
    </style:style>
    <style:style style:name="P170" style:parent-style-name="Обычный" style:family="paragraph">
      <style:paragraph-properties fo:text-align="justify" fo:margin-bottom="0in" fo:text-indent="0.4923in"/>
      <style:text-properties fo:hyphenate="true"/>
    </style:style>
    <style:style style:name="T171" style:parent-style-name="Основнойшрифтабзаца" style:family="text">
      <style:text-properties fo:font-size="14pt" style:font-size-asian="14pt" style:font-size-complex="14pt"/>
    </style:style>
    <style:style style:name="T17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3" style:parent-style-name="Основнойшрифтабзаца" style:family="text">
      <style:text-properties fo:font-size="14pt" style:font-size-asian="14pt" style:font-size-complex="14pt"/>
    </style:style>
    <style:style style:name="T174" style:parent-style-name="Основнойшрифтабзаца" style:family="text">
      <style:text-properties fo:font-size="14pt" style:font-size-asian="14pt" style:font-size-complex="14pt"/>
    </style:style>
    <style:style style:name="T17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76" style:parent-style-name="Обычный" style:family="paragraph">
      <style:paragraph-properties fo:text-align="justify" fo:margin-bottom="0in" fo:text-indent="0.4923in"/>
      <style:text-properties fo:hyphenate="true"/>
    </style:style>
    <style:style style:name="T177" style:parent-style-name="Основнойшрифтабзаца" style:family="text">
      <style:text-properties fo:font-size="14pt" style:font-size-asian="14pt" style:font-size-complex="14pt"/>
    </style:style>
    <style:style style:name="T17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9" style:parent-style-name="Основнойшрифтабзаца" style:family="text">
      <style:text-properties fo:font-size="14pt" style:font-size-asian="14pt" style:font-size-complex="14pt"/>
    </style:style>
    <style:style style:name="T1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1" style:parent-style-name="Основнойшрифтабзаца" style:family="text">
      <style:text-properties fo:font-size="14pt" style:font-size-asian="14pt" style:font-size-complex="14pt"/>
    </style:style>
    <style:style style:name="T182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P183" style:parent-style-name="Обычный" style:family="paragraph">
      <style:paragraph-properties fo:text-align="justify" fo:margin-bottom="0in" fo:text-indent="0.4923in"/>
      <style:text-properties fo:hyphenate="true"/>
    </style:style>
    <style:style style:name="T184" style:parent-style-name="Основнойшрифтабзаца" style:family="text">
      <style:text-properties fo:font-size="14pt" style:font-size-asian="14pt" style:font-size-complex="14pt"/>
    </style:style>
    <style:style style:name="T18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86" style:parent-style-name="Обычный" style:family="paragraph">
      <style:paragraph-properties fo:text-align="justify" fo:margin-bottom="0in" fo:text-indent="0.4923in"/>
      <style:text-properties fo:hyphenate="true"/>
    </style:style>
    <style:style style:name="T187" style:parent-style-name="Основнойшрифтабзаца" style:family="text">
      <style:text-properties fo:font-size="14pt" style:font-size-asian="14pt" style:font-size-complex="14pt"/>
    </style:style>
    <style:style style:name="T18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89" style:parent-style-name="Обычный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190" style:parent-style-name="Обычный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191" style:parent-style-name="Обычный" style:family="paragraph">
      <style:paragraph-properties fo:text-align="justify" fo:margin-bottom="0in"/>
      <style:text-properties fo:hyphenate="true"/>
    </style:style>
    <style:style style:name="T192" style:parent-style-name="Основнойшрифтабзаца" style:family="text">
      <style:text-properties fo:font-size="14pt" style:font-size-asian="14pt" style:font-size-complex="14pt"/>
    </style:style>
    <style:style style:name="T193" style:parent-style-name="Основнойшрифтабзаца" style:family="text">
      <style:text-properties fo:font-size="14pt" style:font-size-asian="14pt" style:font-size-complex="14pt"/>
    </style:style>
    <style:style style:name="T194" style:parent-style-name="Основнойшрифтабзаца" style:family="text">
      <style:text-properties fo:font-size="14pt" style:font-size-asian="14pt" style:font-size-complex="14pt"/>
    </style:style>
    <style:style style:name="P195" style:parent-style-name="Обычный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196" style:parent-style-name="Обычный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197" style:parent-style-name="Обычный" style:family="paragraph">
      <style:paragraph-properties fo:text-align="justify" fo:margin-bottom="0in"/>
      <style:text-properties fo:hyphenate="true"/>
    </style:style>
    <style:style style:name="T198" style:parent-style-name="Основнойшрифтабзаца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<text:bookmark-start text:name="_top"/><text:bookmark-end text:name="_top"/>СОДЕРЖАНИЕ</text:p>
      <text:p text:style-name="P13"/>
      <text:p text:style-name="P14">стр</text:p>
      <text:p text:style-name="P15"><text:a xlink:href="#ОБЩЕЕОПИСАНИЕ" office:target-frame-name="_top" xlink:show="replace"><text:span text:style-name="T16">1.</text:span><text:bookmark-start text:name="_Ref452547068"/><text:span text:style-name="T17">Общее оп</text:span><text:bookmark-start text:name="_Hlt452546134"/><text:bookmark-start text:name="_Hlt452546135"/><text:span text:style-name="T18">и</text:span><text:bookmark-end text:name="_Hlt452546134"/><text:bookmark-end text:name="_Hlt452546135"/><text:span text:style-name="T19">сание ………………………………………………………………………………………..</text:span><text:bookmark-end text:name="_Ref452547068"/><text:span text:style-name="T20">2</text:span></text:a></text:p>
      <text:p text:style-name="P21"><text:a xlink:href="#ТРЕБОВАНИЯ" office:target-frame-name="_top" xlink:show="replace"><text:span text:style-name="T22">2.</text:span><text:bookmark-start text:name="_Ref452547043"/><text:span text:style-name="T23">Треб</text:span><text:bookmark-start text:name="_Hlt452711252"/><text:bookmark-start text:name="_Hlt452711253"/><text:span text:style-name="T24">о</text:span><text:bookmark-end text:name="_Hlt452711252"/><text:bookmark-end text:name="_Hlt452711253"/><text:span text:style-name="T25">вания ………………………………………………………………………………………………..</text:span><text:bookmark-end text:name="_Ref452547043"/><text:span text:style-name="T26">3</text:span></text:a></text:p>
      <text:p text:style-name="P27"/>
      <text:p text:style-name="P28">1.ОБ<text:bookmark-start text:name="ОБЩЕЕОПИСАНИЕ"/><text:bookmark-end text:name="ОБЩЕЕОПИСАНИЕ"/>ЩЕЕ ОПИСАНИЕ</text:p>
      <text:p text:style-name="P29"/>
      <text:p text:style-name="P30"><text:span text:style-name="T31">Продукт будет представлять собой законченную программу в идеале кро</text:span><text:span text:style-name="T32">с</text:span><text:span text:style-name="T33">сплатформенную. Разработка проводится, под платформу<text:s/></text:span><text:span text:style-name="T34">WinX</text:span><text:span text:style-name="T35">86 с последу</text:span><text:span text:style-name="T36">ю</text:span><text:span text:style-name="T37">щим переходим на<text:s/></text:span><text:span text:style-name="T38">Linux</text:span><text:span text:style-name="T39">.</text:span></text:p>
      <text:p text:style-name="P40">Реализация включает в себя:</text:p>
      <text:list text:style-name="LFO1" text:continue-numbering="true">
        <text:list-item>
          <text:p text:style-name="P41">Клиентскую часть</text:p>
        </text:list-item>
        <text:list-item>
          <text:p text:style-name="P42">Серверную часть</text:p>
        </text:list-item>
        <text:list-item>
          <text:p text:style-name="P43"><text:span text:style-name="T44">Вспомогательны</text:span><text:span text:style-name="T45">е инструменты, разработанные для игрового прилож</text:span><text:span text:style-name="T46">е</text:span><text:span text:style-name="T47">ния, состав и назначение которых будет описано позднее.</text:span></text:p>
        </text:list-item>
      </text:list>
      <text:p text:style-name="P48">Клиентская часть:</text:p>
      <text:p text:style-name="P49"><text:span text:style-name="T50">Представляет собой обычное графическое 3</text:span><text:span text:style-name="T51">D</text:span><text:span text:style-name="T52"><text:s/>приложение, взаимодейств</text:span><text:span text:style-name="T53">у</text:span><text:span text:style-name="T54">ющее с пользователем через<text:s/></text:span><text:span text:style-name="T55">I</text:span><text:span text:style-name="T56">/</text:span><text:span text:style-name="T57">O</text:span><text:span text:style-name="T58"><text:s/>устройства, а так же с сервером.</text:span></text:p>
      <text:p text:style-name="P59">Серверная часть:</text:p>
      <text:p text:style-name="P60"><text:span text:style-name="T61">Представляет собой программу реализующую обмен информации между клиентами, хранящая БД запросов/ответов от клиентов и ведущую журналы уч</text:span><text:span text:style-name="T62">ё</text:span><text:span text:style-name="T63">та пользовательской активности, так же предоставляющую защищённый-шифрованный канал обмена данными и нек</text:span><text:span text:style-name="T64">оторую защиту от действий польз</text:span><text:span text:style-name="T65">о</text:span><text:span text:style-name="T66">вателя на клиентской стороне (</text:span><text:span text:style-name="T67">GG</text:span><text:span text:style-name="T68">).</text:span></text:p>
      <text:p text:style-name="P69">Так же сервер синхронизирует действия всех клиентов между собой.</text:p>
      <text:p text:style-name="P70">Вспомогательные инструменты:</text:p>
      <text:p text:style-name="P71"><text:span text:style-name="T72">Такие инструменты будут добавляться и описываться по мере надобности в процессе разработки.</text:span></text:p>
      <text:p text:style-name="P73"><text:span text:style-name="T74">Сто</text:span><text:span text:style-name="T75">ронние инструменты необходимые для проектирования описаны в док</text:span><text:span text:style-name="T76">у</text:span><text:span text:style-name="T77">ментации в файле<text:s/></text:span><text:a xlink:href="../../structure.odt" office:target-frame-name="_top" xlink:show="replace"><text:span text:style-name="T78">structure.</text:span><text:span text:style-name="T79">odt</text:span></text:a></text:p>
      <text:p text:style-name="P80"/>
      <text:p text:style-name="P81"><text:bookmark-start text:name="ТРЕБОВАНИЯ"/><text:bookmark-end text:name="ТРЕБОВАНИЯ"/>2.ТРЕБОВАНИЯ</text:p>
      <text:p text:style-name="P82"/>
      <text:p text:style-name="P83"><text:span text:style-name="T84">Реализовать графический движок с поддержкой</text:span><text:span text:style-name="T85"><text:s/></text:span><text:span text:style-name="T86">режимов 2</text:span><text:span text:style-name="T87">D</text:span><text:span text:style-name="T88"><text:s/>и 3</text:span><text:span text:style-name="T89">D</text:span><text:span text:style-name="T90">, который должен быть «заточен» под игры типа РПГ.</text:span></text:p>
      <text:p text:style-name="P91">Реализовать клиентскую и серверную части.</text:p>
      <text:p text:style-name="P92"><text:span text:style-name="T93">Клиентская часть под платформу<text:s/></text:span><text:span text:style-name="T94">winx</text:span><text:span text:style-name="T95">86, сервер под<text:s/></text:span><text:span text:style-name="T96">winx</text:span><text:span text:style-name="T97">86/</text:span><text:span text:style-name="T98">linux</text:span><text:span text:style-name="T99">.</text:span></text:p>
      <text:p text:style-name="P100"/>
      <text:p text:style-name="P101">Требования к клиенту:</text:p>
      <text:p text:style-name="P102"><text:span text:style-name="T103">- потребляемый объём оперативной памяти, не менее 1,5 GiB</text:span><text:span text:style-name="T104">1</text:span><text:span text:style-name="T105">.</text:span></text:p>
      <text:p text:style-name="P106"><text:span text:style-name="T107">- загрузкой центрального процессора можно принебречь из условия того, что будет запущен один<text:s/></text:span><text:span text:style-name="T108">единственный экземпляр приложения.</text:span></text:p>
      <text:p text:style-name="P109">- объём видеопамяти так же будет рассчитываться исходя из потребностей</text:p>
      <text:p text:style-name="P110"><text:span text:style-name="T111">-<text:s/></text:span><text:span text:style-name="T112">FPS</text:span><text:span text:style-name="T113"><text:s/>не ниже 40 на<text:s/></text:span><text:span text:style-name="T114">GF</text:span><text:span text:style-name="T115"><text:s/>250</text:span><text:span text:style-name="T116">GTS</text:span><text:span text:style-name="T117"><text:s/>1</text:span><text:span text:style-name="T118">Gb</text:span><text:span text:style-name="T119"><text:s/>ОЗУ</text:span><text:span text:style-name="T120">2</text:span><text:span text:style-name="T121">.</text:span></text:p>
      <text:p text:style-name="P122">- минимум операций чтения/записи на жёсткий диск в реалтайме.</text:p>
      <text:p text:style-name="P123">- все файлы должны быть зашифрованы, в т.ч.<text:s/>конфиги для минимального вмешательства в файлы/структуру клиента.</text:p>
      <text:p text:style-name="P124"><text:span text:style-name="T125">- использовать свой формат хранения файлов, предварительно обработав их алгоритмом<text:s/></text:span><text:span text:style-name="T126">RLE</text:span><text:span text:style-name="T127">.</text:span></text:p>
      <text:p text:style-name="P128"><text:span text:style-name="T129">- в качестве библиотеки звука использовать<text:s/></text:span><text:span text:style-name="T130">OpenAL</text:span></text:p>
      <text:p text:style-name="P131"/>
      <text:p text:style-name="P132"><text:span text:style-name="T133">Требования в серверу:</text:span></text:p>
      <text:p text:style-name="P134">- должен быть асинхронным, многопоточным (пул потоков создавать при инициализации)</text:p>
      <text:p text:style-name="P135"><text:span text:style-name="T136">- должен быть кроссплатформенным под платформы<text:s/></text:span><text:span text:style-name="T137">win</text:span><text:span text:style-name="T138">/</text:span><text:span text:style-name="T139">linux</text:span><text:span text:style-name="T140"><text:s/></text:span><text:span text:style-name="T141">x</text:span><text:span text:style-name="T142">86</text:span></text:p>
      <text:p text:style-name="P143"><text:span text:style-name="T144">- использовать БД<text:s/></text:span><text:span text:style-name="T145">mysql</text:span></text:p>
      <text:p text:style-name="P146">- собственный файловый менеджер</text:p>
      <text:p text:style-name="P147">- иметь журнал логирования/аутентификации пользователей</text:p>
      <text:p text:style-name="P148"><text:span text:style-name="T149">- использовать скриптовый язык<text:s/></text:span><text:span text:style-name="T150">lua</text:span><text:span text:style-name="T151">/</text:span><text:span text:style-name="T152">python</text:span></text:p>
      <text:p text:style-name="P153"><text:span text:style-name="T154">- использовать принцип «</text:span><text:span text:style-name="T155">datapack</text:span><text:span text:style-name="T156">» - о</text:span><text:span text:style-name="T157">тслеживание коллизий</text:span><text:span text:style-name="T158">3</text:span></text:p>
      <text:p text:style-name="P159">- количество потоков пропорционально количеству ядер</text:p>
      <text:p text:style-name="P160"/>
      <text:p text:style-name="P161">Общие требования:</text:p>
      <text:p text:style-name="P162"><text:span text:style-name="T163">- среда разработки<text:s/></text:span><text:span text:style-name="T164">Visual</text:span><text:span text:style-name="T165"><text:s/></text:span><text:span text:style-name="T166">Studio</text:span><text:span text:style-name="T167"><text:s/>2015 выбрана для того, что бы «обвешать» всю разработку юнит тестами (соответственно из-под .</text:span><text:span text:style-name="T168">Net</text:span><text:span text:style-name="T169">)</text:span></text:p>
      <text:p text:style-name="P170"><text:span text:style-name="T171">- для доступа к БД из<text:s/></text:span><text:span text:style-name="T172">C</text:span><text:span text:style-name="T173">++ испол</text:span><text:span text:style-name="T174">ьзовать библиотеку<text:s/></text:span><text:span text:style-name="T175">mysqlconnector</text:span></text:p>
      <text:p text:style-name="P176"><text:span text:style-name="T177">- для хранения данных (конфиги)<text:s/></text:span><text:span text:style-name="T178">LUA</text:span><text:span text:style-name="T179">, для квестов/</text:span><text:span text:style-name="T180">AI</text:span><text:span text:style-name="T181"><text:s/>– python</text:span><text:span text:style-name="T182">4</text:span></text:p>
      <text:soft-page-break/>
      <text:p text:style-name="P183"><text:span text:style-name="T184">- система контроля версий использовать<text:s/></text:span><text:span text:style-name="T185">git</text:span></text:p>
      <text:p text:style-name="P186"><text:span text:style-name="T187">- для сборки из под консоли использовать<text:s/></text:span><text:span text:style-name="T188">make</text:span></text:p>
      <text:p text:style-name="P189">Тестирование:</text:p>
      <text:p text:style-name="P190"><text:tab/>- любая задача должна быть обвешана модульными(UNIT)<text:s/>тестами</text:p>
      <text:p text:style-name="P191"><text:span text:style-name="T192"><text:tab/>- затем когда все модульные тесты будут успешными, перейти к интегр</text:span><text:span text:style-name="T193">а</text:span><text:span text:style-name="T194">ционному тестированию (использовать python)</text:span></text:p>
      <text:p text:style-name="P195"><text:tab/>- когда проект подойдёт к своему логическому завершению, перейти на системное тестирование</text:p>
      <text:p text:style-name="P196"/>
      <text:p text:style-name="P197"><text:span text:style-name="T198">Система багтрекинга пока не выбрана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Текстпримечания" style:display-name="Текст примечания" style:family="paragraph" style:parent-style-name="Обычный">
      <style:paragraph-properties fo:line-height="100%"/>
      <style:text-properties fo:font-size="10pt" style:font-size-asian="10pt" style:font-size-complex="10pt" fo:hyphenate="false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Номерстроки" style:display-name="Номер строки" style:family="text" style:parent-style-name="Основнойшрифтабзаца"/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 style:parent-style-name="Основнойшрифтабзаца">
      <style:text-properties fo:font-size="10pt" style:font-size-asian="10pt" style:font-size-complex="10pt"/>
    </style:style>
    <style:style style:name="ТемапримечанияЗнак" style:display-name="Тема примечания Знак" style:family="text" style:parent-style-name="ТекстпримечанияЗнак">
      <style:text-properties fo:font-weight="bold" style:font-weight-asian="bold" style:font-weight-complex="bold" fo:font-size="10pt" style:font-size-asian="10pt" style:font-size-complex="10pt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Текстконцевойсноски" style:display-name="Текст концевой сноски" style:family="paragraph" style:parent-style-name="Обычный">
      <style:paragraph-properties fo:margin-bottom="0in" fo:line-height="100%"/>
      <style:text-properties fo:font-size="10pt" style:font-size-asian="10pt" style:font-size-complex="10pt" fo:hyphenate="false"/>
    </style:style>
    <style:style style:name="ТекстконцевойсноскиЗнак" style:display-name="Текст концевой сноски Знак" style:family="text" style:parent-style-name="Основнойшрифтабзаца">
      <style:text-properties fo:font-size="10pt" style:font-size-asian="10pt" style:font-size-complex="10pt"/>
    </style:style>
    <style:style style:name="Знакконцевойсноски" style:display-name="Знак концевой сноски" style:family="text" style:parent-style-name="Основнойшрифтабзаца">
      <style:text-properties style:text-position="super 63.6%"/>
    </style:style>
    <text:notes-configuration text:note-class="footnote" text:start-value="0" style:num-format="1" text:start-numbering-at="document" text:footnotes-position="page"/>
    <text:notes-configuration text:note-class="endnote" text:citation-style-name="Знакконцевойсноски" text:citation-body-style-name="Знакконцевойсноски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)" style:num-format="1">
        <style:list-level-properties text:space-before="0.2958in" text:min-label-width="0.25in"/>
      </text:list-level-style-number>
      <text:list-level-style-number text:level="2" style:num-suffix="." style:num-format="a" style:num-letter-sync="true">
        <style:list-level-properties text:space-before="0.7958in" text:min-label-width="0.25in"/>
      </text:list-level-style-number>
      <text:list-level-style-number text:level="3" style:num-suffix="." style:num-format="i">
        <style:list-level-properties fo:text-align="end" text:space-before="1.4201in" text:min-label-width="0.125in"/>
      </text:list-level-style-number>
      <text:list-level-style-number text:level="4" style:num-suffix="." style:num-format="1">
        <style:list-level-properties text:space-before="1.7958in" text:min-label-width="0.25in"/>
      </text:list-level-style-number>
      <text:list-level-style-number text:level="5" style:num-suffix="." style:num-format="a" style:num-letter-sync="true">
        <style:list-level-properties text:space-before="2.2958in" text:min-label-width="0.25in"/>
      </text:list-level-style-number>
      <text:list-level-style-number text:level="6" style:num-suffix="." style:num-format="i">
        <style:list-level-properties fo:text-align="end" text:space-before="2.9201in" text:min-label-width="0.125in"/>
      </text:list-level-style-number>
      <text:list-level-style-number text:level="7" style:num-suffix="." style:num-format="1">
        <style:list-level-properties text:space-before="3.2958in" text:min-label-width="0.25in"/>
      </text:list-level-style-number>
      <text:list-level-style-number text:level="8" style:num-suffix="." style:num-format="a" style:num-letter-sync="true">
        <style:list-level-properties text:space-before="3.7958in" text:min-label-width="0.25in"/>
      </text:list-level-style-number>
      <text:list-level-style-number text:level="9" style:num-suffix="." style:num-format="i">
        <style:list-level-properties fo:text-align="end" text:space-before="4.4201in" text:min-label-width="0.125in"/>
      </text:list-level-style-number>
    </text:list-style>
    <style:page-layout style:name="PL0">
      <style:page-layout-properties fo:page-width="8.268in" fo:page-height="11.693in" style:print-orientation="portrait" fo:margin-top="0.5in" fo:margin-left="0.75in" fo:margin-bottom="0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3027in"/>
      </style:header-style>
      <style:footer-style>
        <style:header-footer-properties style:dynamic-spacing="true" fo:min-height="1in"/>
      </style:footer-style>
    </style:page-layout>
    <style:style style:name="T2" style:parent-style-name="Основнойшрифтабзаца" style:family="text">
      <style:text-properties fo:font-size="8pt" style:font-size-asian="8pt" style:font-size-complex="8pt"/>
    </style:style>
    <style:style style:name="T3" style:parent-style-name="Основнойшрифтабзаца" style:family="text">
      <style:text-properties fo:font-size="8pt" style:font-size-asian="8pt" style:font-size-complex="8pt" fo:language="en" fo:country="US"/>
    </style:style>
    <style:style style:name="T4" style:parent-style-name="Основнойшрифтабзаца" style:family="text">
      <style:text-properties fo:font-size="8pt" style:font-size-asian="8pt" style:font-size-complex="8pt"/>
    </style:style>
    <style:style style:name="T5" style:parent-style-name="Основнойшрифтабзаца" style:family="text">
      <style:text-properties fo:font-size="8pt" style:font-size-asian="8pt" style:font-size-complex="8pt" fo:language="en" fo:country="US"/>
    </style:style>
    <style:style style:name="T6" style:parent-style-name="Основнойшрифтабзаца" style:family="text">
      <style:text-properties fo:font-size="8pt" style:font-size-asian="8pt" style:font-size-complex="8pt"/>
    </style:style>
    <style:style style:name="T7" style:parent-style-name="Основнойшрифтабзаца" style:family="text">
      <style:text-properties fo:font-size="8pt" style:font-size-asian="8pt" style:font-size-complex="8pt"/>
    </style:style>
    <style:style style:name="P8" style:parent-style-name="Нижнийколонтитул" style:family="paragraph">
      <style:text-properties fo:font-size="8pt" style:font-size-asian="8pt" style:font-size-complex="8pt"/>
    </style:style>
    <style:style style:name="P9" style:parent-style-name="Нижнийколонтитул" style:family="paragraph">
      <style:paragraph-properties fo:text-align="center"/>
    </style:style>
    <style:style style:name="P10" style:parent-style-name="Нижнийколонтитул" style:family="paragraph">
      <style:paragraph-properties fo:text-align="center"/>
    </style:style>
    <style:style style:name="T11" style:parent-style-name="Основнойшрифтабзаца" style:family="text">
      <style:text-properties fo:font-weight="bold" style:font-weight-asian="bold" style:font-weight-complex="bold"/>
    </style:style>
    <style:style style:name="T12" style:parent-style-name="Основнойшрифтабзаца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footer>
        <text:p text:style-name="Нижнийколонтитул"><text:span text:style-name="T2">1 Объём памяти взят ориентировочно и будет точнее рассчитан в процессе разработки загрузчика моделей, ориентировка на 1</text:span><text:span text:style-name="T3">Gb</text:span></text:p>
        <text:p text:style-name="Нижнийколонтитул"><text:span text:style-name="T4">2<text:s/></text:span><text:span text:style-name="T5">GPU</text:span><text:span text:style-name="T6"><text:s/>на котором будет выполняться разработка</text:span></text:p>
        <text:p text:style-name="Нижнийколонтитул"><text:span text:style-name="T7">3 Пока под вопросом нужно ли это</text:span></text:p>
        <text:p text:style-name="P8">4 Два скриптовых языка необходимы лишь для самообучения не более</text:p>
        <text:p text:style-name="P9"/>
        <text:p text:style-name="P10">Страница<text:s/><text:span text:style-name="T11"><text:page-number text:fixed="false">3</text:page-number></text:span><text:s/>из<text:s/><text:span text:style-name="T12"><text:page-count>4</text:page-count></text:span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imonin Denis</meta:initial-creator>
    <dc:creator>Timonin Denis</dc:creator>
    <meta:creation-date>2016-05-30T06:51:00Z</meta:creation-date>
    <dc:date>2016-07-04T07:59:00Z</dc:date>
    <meta:template xlink:href="Normal" xlink:type="simple"/>
    <meta:editing-cycles>8</meta:editing-cycles>
    <meta:editing-duration>PT27480S</meta:editing-duration>
    <meta:document-statistic meta:page-count="4" meta:paragraph-count="6" meta:word-count="495" meta:character-count="3312" meta:row-count="23" meta:non-whitespace-character-count="2823"/>
  </office:meta>
</office:document-meta>
</file>